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e85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ad odt_image_loader %}</text:p>
      <text:p text:style-name="Standard">{% odt_image_loader bad_content_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07-30T12:35:18.804784421</dc:date>
    <meta:editing-duration>PT4M52S</meta:editing-duration>
    <meta:editing-cycles>12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4" meta:word-count="14" meta:character-count="102" meta:non-whitespace-character-count="92"/>
  </office:meta>
</office:document-meta>
</file>